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9e724" officeooo:paragraph-rsid="0009e724"/>
    </style:style>
    <style:style style:name="P2" style:family="paragraph" style:parent-style-name="Text_20_body">
      <style:text-properties officeooo:rsid="0009e724" officeooo:paragraph-rsid="000b7fd1"/>
    </style:style>
    <style:style style:name="P3" style:family="paragraph" style:parent-style-name="Title">
      <style:text-properties officeooo:rsid="0009e724" officeooo:paragraph-rsid="0009e724"/>
    </style:style>
    <style:style style:name="T1" style:family="text">
      <style:text-properties officeooo:rsid="000b7fd1"/>
    </style:style>
    <style:style style:name="T2" style:family="text">
      <style:text-properties style:text-position="super 58%" officeooo:rsid="000b7fd1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s for Pose Recorder</text:p>
      <text:p text:style-name="P2">- Used Unity ARFoundation</text:p>
      <text:p text:style-name="P1">- <text:span text:style-name="T1">ARFoundation does not work natively with LWRP (very easily) – do not want to rely on unstable 3</text:span><text:span text:style-name="T2">rd</text:span><text:span text:style-name="T1"> party plugi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0:04:04.770354963</meta:creation-date>
    <dc:date>2019-08-12T13:06:25.735432781</dc:date>
    <meta:editing-duration>PT3H2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8" meta:character-count="161" meta:non-whitespace-character-count="135"/>
  </office:meta>
</office:document-meta>
</file>